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Hindi1" svg:font-family="'Lohit Hindi'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margin-top="0cm" fo:margin-bottom="0cm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3" style:family="paragraph" style:parent-style-name="Standard">
      <style:paragraph-properties fo:margin-top="0cm" fo:margin-bottom="0cm" fo:break-before="auto" fo:break-after="auto" style:writing-mode="lr-tb"/>
      <style:text-properties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5" style:family="paragraph" style:parent-style-name="Standard" style:list-style-name="L2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font-size="11pt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top="0cm" fo:margin-bottom="0cm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Standard" style:list-style-name="L1">
      <style:paragraph-properties fo:margin-top="0cm" fo:margin-bottom="0cm" fo:line-height="100%" fo:text-align="start" style:justify-single-word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Standard" style:list-style-name="L3">
      <style:paragraph-properties fo:margin-top="0cm" fo:margin-bottom="0cm" fo:line-height="100%" fo:text-align="justify" style:justify-single-word="false" fo:break-before="auto" fo:break-after="auto" style:writing-mode="lr-tb"/>
      <style:text-properties fo:font-size="11pt" style:font-size-asian="11pt" style:font-size-complex="11pt"/>
    </style:style>
    <style:style style:name="P15" style:family="paragraph" style:parent-style-name="Standard" style:list-style-name="L4">
      <style:paragraph-properties fo:margin-top="0cm" fo:margin-bottom="0cm" fo:line-height="100%" fo:text-align="justify" style:justify-single-word="false" fo:break-before="auto" fo:break-after="auto" style:writing-mode="lr-tb"/>
      <style:text-properties fo:font-size="11pt" style:font-size-asian="11pt" style:font-size-complex="11pt"/>
    </style:style>
    <style:style style:name="P16" style:family="paragraph" style:parent-style-name="Standard" style:list-style-name="L4">
      <style:paragraph-properties fo:margin-top="0cm" fo:margin-bottom="0cm" fo:line-height="100%" fo:text-align="justify" style:justify-single-word="false" style:writing-mode="lr-tb"/>
      <style:text-properties fo:font-size="11pt" style:font-size-asian="11pt" style:font-size-complex="11pt"/>
    </style:style>
    <style:style style:name="P17" style:family="paragraph" style:parent-style-name="Standard">
      <style:paragraph-properties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T1" style:family="text">
      <style:text-properties style:text-line-through-style="none" style:font-name="Arial" fo:font-style="normal" style:text-underline-style="none" style:font-name-asian="Arial" style:font-style-asian="normal" style:font-name-complex="Arial" style:font-style-complex="normal"/>
    </style:style>
    <style:style style:name="T2" style:family="text">
      <style:text-properties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font-weight="bold" style:font-name-asian="Arial" style:font-weight-asian="bold" style:font-name-complex="Ari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23.<text:tab/>Organizacja systemów rozproszonych. </text:span></text:p>
      <text:p text:style-name="P7"/>
      <text:p text:style-name="P9"><text:span text:style-name="T3">System rozproszony to układ wielu jednostek widzianych przez użytkownika jako jedna jednostka (cechują się przezroczystością).</text:span></text:p>
      <text:p text:style-name="P7"/>
      <text:p text:style-name="P9"><text:span text:style-name="T3">Ze względu na sposób połączenia poszczególnych jednostek wyróżnia się rozproszone systemy:</text:span></text:p>
      <text:list xml:id="list1576218446" text:style-name="L3">
        <text:list-item>
          <text:p text:style-name="P14"><text:span text:style-name="T3">połączone luźno (wielokomputery) - np. klastry obliczeniowe, składające się z jednostek heterogenicznych (różnego typu, z różnymi systemami operacyjnymi, itp.), posiadających własną pamięć, połączone ze sobą w sieć. W zależności od rodzaju rozwiązywanego problemu stosuje się układy połączeń: pełne, gwiazda, magistrala, pierścień, siatka, hiperkostka i inne.</text:span></text:p>
        </text:list-item>
        <text:list-item>
          <text:p text:style-name="P14"><text:span text:style-name="T3">połączone ściśle (wieloprocesory) - np. rdzenie procesora lub rdzenie karty graficznej, skłądające się z jednostek tego samego typu, połączonych w sposób ściśle ustalony i niezmienny. Dane przesyłane są znacznie szybciej, często za pośrednictwem wspólnej pamięci.</text:span></text:p>
        </text:list-item>
      </text:list>
      <text:p text:style-name="P7"/>
      <text:p text:style-name="P9"><text:span text:style-name="T3">Ze względu na architekturę rozróżnia się systemy typu:</text:span></text:p>
      <text:list xml:id="list683755476" text:style-name="L4">
        <text:list-item>
          <text:p text:style-name="P15"><text:span text:style-name="T3">SISD - Single Instruction Single Data - naraz wykonywana jest jedna instrukcja dla jednego strumienia danych (standardowe CPU)</text:span></text:p>
        </text:list-item>
        <text:list-item>
          <text:p text:style-name="P15"><text:span text:style-name="T3">SIMD - Single Instruction Multiple Data - jedna instrukcja wykonywana jest dla wielu danych (karty graficzne, procesor wektorowy CELL)</text:span></text:p>
        </text:list-item>
        <text:list-item>
          <text:p text:style-name="P15"><text:span text:style-name="T3">MISD - Multiple Instruction Single Data - wiele instrukcji wykonywanych dla jednego strumienia danych, układ nie występujący w praktyce</text:span></text:p>
        </text:list-item>
        <text:list-item>
          <text:p text:style-name="P16"><text:span text:style-name="T3">MIMD - Multiple Instruction Multiple Data - wiele strumieni instrukcji przetwarza wiele strumieni danych (komputery równoległe i rozproszone)</text:span></text:p>
        </text:list-item>
      </text:list>
      <text:list xml:id="list693756575" text:style-name="L2">
        <text:list-header>
          <text:p text:style-name="P5"/>
        </text:list-header>
      </text:list>
      <text:p text:style-name="P11"/>
      <text:p text:style-name="P8"><text:span text:style-name="T1">24.<text:tab/>Ocena systemów równoległych. </text:span></text:p>
      <text:p text:style-name="P7"/>
      <text:p text:style-name="P9"><text:span text:style-name="T3">Dobry system równoległy/rozproszony powinien być skalowalny - jego osiągi nie powinny spadać podczas zwiększania rozmiaru problemu obliczeniowego, a powinny rosnąć w miarę rozbudowywania warstwy sprzętowej. Do oceny tych osiągów stosuje się miary zwane przyspieszeniem i efektywnością.</text:span></text:p>
      <text:p text:style-name="P9"><text:span text:style-name="T4">Przyspieszenie</text:span><text:span text:style-name="T3"> jest stosunkiem czasu wykonania programu na jednym procesorze do czasu wykonania go na wielu procesorach (S_p = T_1 / T_p).</text:span></text:p>
      <text:p text:style-name="P9"><text:span text:style-name="T4">Efektywność</text:span><text:span text:style-name="T3"> to iloraz przyspieszenia i liczby procesorów tego samego typu, za pomoca których to przyspieszenie to osiagnięto (E = S_p / p). Wskazuje ona poziom wykorzystania dostępnych procesorów (przyspieszenie na procesor).</text:span></text:p>
      <text:p text:style-name="P9"><text:span text:style-name="T3">Gene </text:span><text:span text:style-name="T4">Amdahl</text:span><text:span text:style-name="T3"> sprecyzował sposób obliczania maksymalnego oczekiwanego przyspieszenia systemu po przyspieszeniu jego części.</text:span></text:p>
      <text:p text:style-name="P9"><text:span text:style-name="T3">Metoda ta, znana jako prawo Amdahla znalazła zastosowanie w systemach równoległych, umożliwiając szacowanie maksymalnego przyspieszenia programu składającego się z części sekwencyjnej i równoległej. Narzuca ono górną granicę przyspieszenia dla programu składającego się z części równoległej i sekwencyjnej (niemożliwej do zrównoleglenia) ograniczonego właśnie częścią sekwencyjną.</text:span></text:p>
      <text:p text:style-name="P7"/>
      <text:p text:style-name="P9"><text:span text:style-name="T4">Gustafson</text:span><text:span text:style-name="T3"> argumentował nieprawdziwość prawa Amdahla tym, że dla większej ilości procesorów zwykle zwiększamy rozmiar problemu, co z kolei powoduje zwiększenie ilości obliczeń możliwych do zrównoleglenia. W ten sposób probował znieść "mentalną blokadę" narzuconą wg niego przez prawo Amdahla.</text:span></text:p>
      <text:p text:style-name="P7"/>
      <text:p text:style-name="P10">Powyższe miary ze względu na założenie, że użyte procesory są tego samego typu (podczas wykonywania programów zarówno sekwencyjnych i równoległych), nie mogą zostać zastosowane w obliczeniach na kartach graficznych - jednostki tam dostępne uniemożliwiają uruchomienie na nich wersji sekwencyjnej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Lohit Hindi1" svg:font-family="'Lohit Hindi'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Lohit Hindi2" style:font-size-complex="10pt"/>
    </style:style>
    <style:style style:name="List2Level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bullet text:level="3" text:style-name="List2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4Level1" text:bullet-char="○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fo:font-family="Verdana" style:font-family-generic="swiss"/>
      </text:list-level-style-bullet>
      <text:list-level-style-bullet text:level="4" text:style-name="List4Level3" text:bullet-char="●">
        <style:list-level-properties text:space-before="4.445cm" text:min-label-width="0.635cm"/>
        <style:text-properties fo:font-family="Verdana" style:font-family-generic="swiss"/>
      </text:list-level-style-bullet>
      <text:list-level-style-bullet text:level="5" text:style-name="List4Level4" text:bullet-char="○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fo:font-family="Verdana" style:font-family-generic="swiss"/>
      </text:list-level-style-bullet>
      <text:list-level-style-bullet text:level="7" text:style-name="List4Level6" text:bullet-char="●">
        <style:list-level-properties text:space-before="8.255cm" text:min-label-width="0.635cm"/>
        <style:text-properties fo:font-family="Verdana" style:font-family-generic="swiss"/>
      </text:list-level-style-bullet>
      <text:list-level-style-bullet text:level="8" text:style-name="List4Level7" text:bullet-char="○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5Level1" text:bullet-char="○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fo:font-family="Verdana" style:font-family-generic="swiss"/>
      </text:list-level-style-bullet>
      <text:list-level-style-bullet text:level="4" text:style-name="List5Level3" text:bullet-char="●">
        <style:list-level-properties text:space-before="4.445cm" text:min-label-width="0.635cm"/>
        <style:text-properties fo:font-family="Verdana" style:font-family-generic="swiss"/>
      </text:list-level-style-bullet>
      <text:list-level-style-bullet text:level="5" text:style-name="List5Level4" text:bullet-char="○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fo:font-family="Verdana" style:font-family-generic="swiss"/>
      </text:list-level-style-bullet>
      <text:list-level-style-bullet text:level="7" text:style-name="List5Level6" text:bullet-char="●">
        <style:list-level-properties text:space-before="8.255cm" text:min-label-width="0.635cm"/>
        <style:text-properties fo:font-family="Verdana" style:font-family-generic="swiss"/>
      </text:list-level-style-bullet>
      <text:list-level-style-bullet text:level="8" text:style-name="List5Level7" text:bullet-char="○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7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7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7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7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7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7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bullet text:level="3" text:style-name="List6Level2" text:bullet-char="■">
        <style:list-level-properties text:min-label-width="3.81cm" text:min-label-distance="0.318cm" fo:text-align="end"/>
        <style:text-properties style:font-name="Arial"/>
      </text:list-level-style-bullet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8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8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8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8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8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8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9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9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9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9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9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9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9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9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0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0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0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0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0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0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0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0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6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6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6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6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6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6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6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6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7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7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7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7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7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7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7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7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8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8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8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8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8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8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8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8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ist19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9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9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9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9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9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9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9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9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bullet text:level="1" text:style-name="List20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0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0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0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0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0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0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0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0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2-06-09T11:38:09</meta:creation-date>
    <dc:date>2012-06-10T17:12:15</dc:date>
    <dc:creator>Krzysiek </dc:creator>
    <meta:editing-duration>PT6H8M32S</meta:editing-duration>
    <meta:editing-cycles>22</meta:editing-cycles>
    <meta:generator>LibreOffice/3.5$Linux_X86_64 LibreOffice_project/350m1$Build-2</meta:generator>
    <meta:document-statistic meta:table-count="0" meta:image-count="0" meta:object-count="0" meta:page-count="1" meta:paragraph-count="18" meta:word-count="418" meta:character-count="3237" meta:non-whitespace-character-count="2835"/>
  </office:meta>
</office:document-meta>
</file>